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8bbc0"/>
    </style:style>
    <style:style style:name="T1" style:family="text">
      <style:text-properties officeooo:rsid="0008bb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Who am I</text:span></text:p>
      <text:p text:style-name="P1"><text:span text:style-name="T1">what is Raspberry Pi</text:span></text:p>
      <text:p text:style-name="P1"><text:span text:style-name="T1">What is TRISThis</text:span></text:p>
      <text:p text:style-name="P1"><text:span text:style-name="T1"><text:tab/>Open Source Hardware</text:span></text:p>
      <text:p text:style-name="P1"><text:span text:style-name="T1"><text:tab/>Open Source Software</text:span></text:p>
      <text:p text:style-name="P1"><text:span text:style-name="T1"><text:tab/>Not for sale!</text:span></text:p>
      <text:p text:style-name="P1"><text:span text:style-name="T1"><text:tab/>Uses Microchip parts, not Microchip</text:span></text:p>
      <text:p text:style-name="P1"><text:span text:style-name="T1"><text:tab/>What am I getting out of thi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Bennett</meta:initial-creator>
    <meta:creation-date>2013-08-01T08:31:57</meta:creation-date>
    <dc:date>2013-08-01T08:35:30</dc:date>
    <dc:creator>Matt Bennett</dc:creator>
    <meta:editing-duration>P0D</meta:editing-duration>
    <meta:editing-cycles>1</meta:editing-cycles>
    <meta:document-statistic meta:table-count="0" meta:image-count="0" meta:object-count="0" meta:page-count="1" meta:paragraph-count="8" meta:word-count="31" meta:character-count="166" meta:non-whitespace-character-count="138"/>
    <meta:generator>LibreOffice/4.0.2.2$Linux_X86_64 LibreOffice_project/400m0$Build-2</meta:generator>
  </office:meta>
</office:document-meta>
</file>